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nt 12 pt Times New Roman, top margin = 0.0, bottom margin = 0.0, left margin = 0.0, right margin = 0.0, first line indent = 0.0, automatic first line indent = false, line height = 100%, some cp1250 letters: zażółć gęślą jaźń.</text:p>
      <text:p text:style-name="style1">Font 12 pt, 16pt Times New Roman, top margin = 1.0cm, bottom margin = 2.0cm, left margin = 0.5cm, right margin = 1.5cm, <text:span text:style-name="T2">first line indent = 1.3cm</text:span>, automatic first line indent = false, line height = 130% (proportional), some cp1250 letters: zażółć gęślą jaźń.</text:p>
      <text:p text:style-name="style2">Font 12 pt,16pt Times New Roman, top margin = 0.0cm, bottom margin = 1.0cm, left margin = 0.5cm, right margin = 1.5cm, <text:span text:style-name="T2">automatic first line indent = true</text:span>, line height = 0.6cm (constant), some cp1250 letters: zażółć gęślą jaźń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yle1" style:family="paragraph" style:parent-style-name="Standard" style:class="text">
      <style:paragraph-properties fo:margin-left="0.499cm" fo:margin-right="1.499cm" fo:margin-top="1cm" fo:margin-bottom="2cm" fo:line-height="130%" fo:text-indent="1.3cm" style:auto-text-indent="false"/>
    </style:style>
    <style:style style:name="style2" style:family="paragraph" style:parent-style-name="style1" style:class="text">
      <style:paragraph-properties fo:margin-left="0.499cm" fo:margin-right="1.499cm" fo:margin-top="0cm" fo:margin-bottom="1cm" fo:line-height="0.6cm" fo:text-indent="0.7cm" style:auto-text-indent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P</meta:initial-creator>
    <meta:creation-date>2011-12-13T11:28:48.13</meta:creation-date>
    <dc:date>2011-12-13T14:41:32.76</dc:date>
    <dc:creator>L P</dc:creator>
    <meta:editing-duration>PT2H57M33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3" meta:word-count="127" meta:character-count="711"/>
  </office:meta>
</office:document-meta>
</file>